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4.13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 fo:wrap-option="wrap" style:vertical-align="middl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6633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ccff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ff6633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number-columns-repeated="1022" table:default-cell-style-name="ce14"/>
        <table:table-row table:style-name="ro1">
          <table:table-cell table:style-name="ce1" office:value-type="string" calcext:value-type="string">
            <text:p>E-service</text:p>
          </table:table-cell>
          <table:table-cell table:style-name="ce1"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47750-AUTORIZZAZIONE-CPC 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1876-ISCRIZIONE-NIDO 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22040-AUTORIZZAZIONE-DEROGA-ACUSTICA-CANTIERI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1103-DICHIARAZIONE-RESIDENZA 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47005-COMUNICAZIONE-INIZIO-LAVORI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TRASM-INTEG 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1866-ACCETTAZIONE-NIDO 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LASCIO-TITOLI-EDILIZI 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47675-DEPOSITO-DICHIARAZIONI-CONFORMITA-IMPIANTI 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47561-COMUNICAZIONE-OPERE-LIBERE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47500-SEGNALAZIONE-CERTIFICATA-INIZIO-ATTIVITA 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OMANDA-DI-ACCESSO-CONSULTAZIONE-ATTI-IN-MATERIA-EDILIZIA 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0608SC4-ORGANIZZAZIONE-EVENTI-E-MANIFESTAZIONI-TEMPORANEE-SUOLO-PUBBLICO 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1451-RICHIESTA-RIDUZIONE-TARI-ISEE 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MARCABOLLO </text:p>
          </table:table-cell>
          <table:table-cell table:style-name="ce10" office:value-type="string" calcext:value-type="string">
            <text:p>1_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INTAGG-AU </text:p>
          </table:table-cell>
          <table:table-cell table:style-name="ce10" office:value-type="string" calcext:value-type="string">
            <text:p>1_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IMMAGG </text:p>
          </table:table-cell>
          <table:table-cell table:style-name="ce10" office:value-type="string" calcext:value-type="string">
            <text:p>1_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INTAGG-EL </text:p>
          </table:table-cell>
          <table:table-cell table:style-name="ce10" office:value-type="string" calcext:value-type="string">
            <text:p>1_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2306-RICHIESTA-SPEGNIMENTO-IMPIANTI-ILLUMINAZIONE-PUBBLICA </text:p>
          </table:table-cell>
          <table:table-cell table:style-name="ce13" office:value-type="string" calcext:value-type="string">
            <text:p>13_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5201-RICHIESTA-UTILIZZO-TORRETTE-ELETTRICHE-PER-EVENTI </text:p>
          </table:table-cell>
          <table:table-cell table:style-name="ce13" office:value-type="string" calcext:value-type="string">
            <text:p>13_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2701-RICHIESTA-EMISSIONE-ORDINANZA-PROVVEDIMENTI-TRAFFICO </text:p>
          </table:table-cell>
          <table:table-cell table:style-name="ce13" office:value-type="string" calcext:value-type="string">
            <text:p>13_3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47131-SCIA-SOMMINISTRAZIONE-TEMPORANEA-ALIMENTI-BEVANDE </text:p>
          </table:table-cell>
          <table:table-cell table:style-name="ce13" office:value-type="string" calcext:value-type="string">
            <text:p>13_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47269-COMUNICAZIONE-VENDITA-TEMPORANEA-E-OCCASIONALE </text:p>
          </table:table-cell>
          <table:table-cell table:style-name="ce13" office:value-type="string" calcext:value-type="string">
            <text:p>13_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47270-SCIA-VENDITA-TEMPORANEA </text:p>
          </table:table-cell>
          <table:table-cell table:style-name="ce13" office:value-type="string" calcext:value-type="string">
            <text:p>13_6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EN-ALTRI-FAM </text:p>
          </table:table-cell>
          <table:table-cell table:style-name="ce11" office:value-type="string" calcext:value-type="string">
            <text:p>4_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ICH-RES-ALL-A </text:p>
          </table:table-cell>
          <table:table-cell table:style-name="ce11" office:value-type="string" calcext:value-type="string">
            <text:p>4_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ICH-RES-ALL-B</text:p>
          </table:table-cell>
          <table:table-cell table:style-name="ce11" office:value-type="string" calcext:value-type="string">
            <text:p>4_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ICH-RES-ALL-C</text:p>
          </table:table-cell>
          <table:table-cell table:style-name="ce11" office:value-type="string" calcext:value-type="string">
            <text:p>4_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ICH-RES-ALL-D</text:p>
          </table:table-cell>
          <table:table-cell table:style-name="ce11" office:value-type="string" calcext:value-type="string">
            <text:p>4_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ICH-RES-ALL-E</text:p>
          </table:table-cell>
          <table:table-cell table:style-name="ce11" office:value-type="string" calcext:value-type="string">
            <text:p>4_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EN-IMMAGG-INIZIO-LAVORI </text:p>
          </table:table-cell>
          <table:table-cell table:style-name="ce12" office:value-type="string" calcext:value-type="string">
            <text:p>5_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EN-DOC-EDI </text:p>
          </table:table-cell>
          <table:table-cell table:style-name="ce12" office:value-type="string" calcext:value-type="string">
            <text:p>5_1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EN-INTAGG-INIZIO-LAVORI-EL </text:p>
          </table:table-cell>
          <table:table-cell table:style-name="ce12" office:value-type="string" calcext:value-type="string">
            <text:p>5_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EN-INTAGG-INIZIO-LAVORI-AU </text:p>
          </table:table-cell>
          <table:table-cell table:style-name="ce12" office:value-type="string" calcext:value-type="string">
            <text:p>5_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EN-LAV-AUTON-EL </text:p>
          </table:table-cell>
          <table:table-cell table:style-name="ce12" office:value-type="string" calcext:value-type="string">
            <text:p>5_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EN-LAV-AUTON-AU </text:p>
          </table:table-cell>
          <table:table-cell table:style-name="ce12" office:value-type="string" calcext:value-type="string">
            <text:p>5_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EN-IMPRESE-EL </text:p>
          </table:table-cell>
          <table:table-cell table:style-name="ce12" office:value-type="string" calcext:value-type="string">
            <text:p>5_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EN-IMPRESE-AU </text:p>
          </table:table-cell>
          <table:table-cell table:style-name="ce12" office:value-type="string" calcext:value-type="string">
            <text:p>5_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EN-DIR-LAV </text:p>
          </table:table-cell>
          <table:table-cell table:style-name="ce12" office:value-type="string" calcext:value-type="string">
            <text:p>5_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EN-CERT-ENERG </text:p>
          </table:table-cell>
          <table:table-cell table:style-name="ce12" office:value-type="string" calcext:value-type="string">
            <text:p>5_9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17:08:18.104000000">00.00.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50S</meta:editing-duration>
    <meta:editing-cycles>7</meta:editing-cycles>
    <meta:generator>LibreOffice/5.4.5.1$Windows_X86_64 LibreOffice_project/79c9829dd5d8054ec39a82dc51cd9eff340dbee8</meta:generator>
    <dc:date>2018-10-16T17:47:29.542000000</dc:date>
    <meta:document-statistic meta:table-count="3" meta:cell-count="82" meta:object-count="0"/>
    <meta:user-defined meta:name="Info 1"/>
    <meta:user-defined meta:name="Info 2"/>
    <meta:user-defined meta:name="Info 3"/>
    <meta:user-defined meta:name="Info 4"/>
  </office:meta>
</office:document-meta>
</file>